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David Vandorpe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6" calcext:value-type="date">
            <text:p>02/16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zen documentatie Spring framewor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0" calcext:value-type="date">
            <text:p>02/20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stellen domeinmodel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afische voorstelling domeinmodel</text:p>
          </table:table-cell>
          <table:table-cell table:number-columns-repeated="1020"/>
        </table:table-row>
        <table:table-row table:style-name="ro2" table:number-rows-repeated="6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4" calcext:value-type="float">
            <text:p>4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7:38:56.21621219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21T17:39:17.832660953</dc:date>
    <meta:editing-cycles>35</meta:editing-cycles>
    <meta:editing-duration>PT42M48S</meta:editing-duration>
    <meta:document-statistic meta:table-count="1" meta:cell-count="28" meta:object-count="0"/>
  </office:meta>
</office:document-meta>
</file>